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21445" officeooo:paragraph-rsid="00021445"/>
    </style:style>
    <style:style style:name="P2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021445" officeooo:paragraph-rsid="00021445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5pt" style:text-underline-style="none" fo:font-weight="bold" officeooo:rsid="00021445" officeooo:paragraph-rsid="00021445" style:font-size-asian="15pt" style:font-weight-asian="bold" style:font-size-complex="15pt" style:font-weight-complex="bold"/>
    </style:style>
    <style:style style:name="P4" style:family="paragraph" style:parent-style-name="Header">
      <style:text-properties officeooo:rsid="00021445" officeooo:paragraph-rsid="0002144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TP Surfaces de Bézier : Interrogation de surfaces</text:p>
      <text:p text:style-name="P1"/>
      <text:p text:style-name="P2">Curvature plot :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21445" officeooo:paragraph-rsid="00021445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Sabine Bouhdid<text:tab/><text:tab/>M2GICAO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1T23:51:29.071000000</meta:creation-date>
    <dc:date>2015-11-11T23:53:49.719000000</dc:date>
    <meta:editing-duration>PT2M34S</meta:editing-duration>
    <meta:editing-cycles>1</meta:editing-cycles>
    <meta:document-statistic meta:table-count="0" meta:image-count="0" meta:object-count="0" meta:page-count="1" meta:paragraph-count="3" meta:word-count="14" meta:character-count="88" meta:non-whitespace-character-count="76"/>
    <meta:generator>LibreOffice/4.3.4.1$Windows_x86 LibreOffice_project/bc356b2f991740509f321d70e4512a6a54c5f243</meta:generator>
  </office:meta>
</office:document-meta>
</file>